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8dad" officeooo:paragraph-rsid="001d8dad"/>
    </style:style>
    <style:style style:name="P2" style:family="paragraph" style:parent-style-name="Standard">
      <style:text-properties officeooo:rsid="001e4fdc" officeooo:paragraph-rsid="001e4fdc"/>
    </style:style>
    <style:style style:name="T1" style:family="text">
      <style:text-properties officeooo:rsid="001e4f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SQL</text:p>
      <text:p text:style-name="P1"/>
      <text:p text:style-name="P1">1 Créer une base de données ‘’parfum’’, listant les parfums avec :</text:p>
      <text:p text:style-name="P1">ID, prix, genre, nom, alcool, couleur, créateur (0 par défaut).</text:p>
      <text:p text:style-name="P1">Y ajouter 10 parfums de votre choix.</text:p>
      <text:p text:style-name="P1">Faire un dump de votre base de données et l’ajouter das le dossier de votre projet.</text:p>
      <text:p text:style-name="P1"/>
      <text:p text:style-name="P1">2 Faire une page index.php qui présente votre parfumerie et y lister vos 10 parfums dans un tableau.</text:p>
      <text:p text:style-name="P1">Attention à avoir un CSS soigné§</text:p>
      <text:p text:style-name="P1">Chaque parfum doit correspondre à une ligne dans votre tableau et y lister ses 8 valeurs.</text:p>
      <text:p text:style-name="P1"/>
      <text:p text:style-name="P1">3 Ajouter une page création.php</text:p>
      <text:p text:style-name="P1">Cette page comporte un formulaire, permettant d’ajouter un nouveau parfum en base de données.</text:p>
      <text:p text:style-name="P1">Ajouter des inputs correspondants aux champs, avec les types à respecter ( texte, nombres, minimum,…<text:span text:style-name="T1">)</text:span></text:p>
      <text:p text:style-name="P2">Vérifier les valeurs et types avant d’ajouter en BDD</text:p>
      <text:p text:style-name="P2"/>
      <text:p text:style-name="P2">4 Créer une table administrateurs, comportant :</text:p>
      <text:p text:style-name="P2">ID, pseudo, mot de passe, création.</text:p>
      <text:p text:style-name="P2">Y ajouter deux administrateurs</text:p>
      <text:p text:style-name="P2"/>
      <text:p text:style-name="P2">5 Ajouter une page connexion.php, contenant un formulaire avec pseudo et MDP.</text:p>
      <text:p text:style-name="P2">Lorsque le formulaire est envoyé, regardez en BDD si il existe un utilisateur avec ces identifiants, si oui , créer une session avec pseudo, et enregistrer les parfums créer avec ce speu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1T13:47:49.217000000</meta:creation-date>
    <dc:date>2024-08-01T14:23:23.617000000</dc:date>
    <meta:editing-duration>PT24M13S</meta:editing-duration>
    <meta:editing-cycles>3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7" meta:word-count="191" meta:character-count="1130" meta:non-whitespace-character-count="956"/>
  </office:meta>
</office:document-meta>
</file>